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1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1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51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Date / Time</text:p>
          </table:table-cell>
          <table:table-cell table:style-name="ce1" office:value-type="string" calcext:value-type="string">
            <text:p>Event Id</text:p>
          </table:table-cell>
          <table:table-cell table:style-name="ce1" office:value-type="string" calcext:value-type="string">
            <text:p>Failure Class</text:p>
          </table:table-cell>
          <table:table-cell table:style-name="ce1" office:value-type="string" calcext:value-type="string">
            <text:p>UE Type</text:p>
          </table:table-cell>
          <table:table-cell table:style-name="ce1" office:value-type="string" calcext:value-type="string">
            <text:p>Market</text:p>
          </table:table-cell>
          <table:table-cell table:style-name="ce1" office:value-type="string" calcext:value-type="string">
            <text:p>Operator</text:p>
          </table:table-cell>
          <table:table-cell table:style-name="ce4" office:value-type="string" calcext:value-type="string">
            <text:p>Cell Id</text:p>
          </table:table-cell>
          <table:table-cell table:style-name="ce4" office:value-type="string" calcext:value-type="string">
            <text:p>Duration</text:p>
          </table:table-cell>
          <table:table-cell table:style-name="ce1" office:value-type="string" calcext:value-type="string">
            <text:p>Cause Code</text:p>
          </table:table-cell>
          <table:table-cell table:style-name="ce1" office:value-type="string" calcext:value-type="string">
            <text:p>NE Version</text:p>
          </table:table-cell>
          <table:table-cell table:style-name="ce1" table:number-columns-repeated="1010"/>
        </table:table-row>
        <table:table-row table:style-name="ro2">
          <table:table-cell table:style-name="ce2" office:value-type="date" office:date-value="2013-01-11T17:15:00" calcext:value-type="date">
            <text:p>11/01/2013 17:15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6:00" calcext:value-type="date">
            <text:p>11/01/2013 17:16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7:00" calcext:value-type="date">
            <text:p>11/01/2013 17:17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8:00" calcext:value-type="date">
            <text:p>11/01/2013 17:18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9:00" calcext:value-type="date">
            <text:p>11/01/2013 17:19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5:00" calcext:value-type="date">
            <text:p>11/01/2013 17:15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6:00" calcext:value-type="date">
            <text:p>11/01/2013 17:16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7:00" calcext:value-type="date">
            <text:p>11/01/2013 17:17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8:00" calcext:value-type="date">
            <text:p>11/01/2013 17:18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9:00" calcext:value-type="date">
            <text:p>11/01/2013 17:19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0:00" calcext:value-type="date">
            <text:p>11/01/2013 17:20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1:00" calcext:value-type="date">
            <text:p>11/01/2013 17:21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2:00" calcext:value-type="date">
            <text:p>11/01/2013 17:22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3:00" calcext:value-type="date">
            <text:p>11/01/2013 17:23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4:00" calcext:value-type="date">
            <text:p>11/01/2013 17:24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0:00" calcext:value-type="date">
            <text:p>11/01/2013 17:20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1:00" calcext:value-type="date">
            <text:p>11/01/2013 17:21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2:00" calcext:value-type="date">
            <text:p>11/01/2013 17:22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3:00" calcext:value-type="date">
            <text:p>11/01/2013 17:23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4:00" calcext:value-type="date">
            <text:p>11/01/2013 17:24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5:00" calcext:value-type="date">
            <text:p>11/01/2013 17:25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6:00" calcext:value-type="date">
            <text:p>11/01/2013 17:26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7:00" calcext:value-type="date">
            <text:p>11/01/2013 17:27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8:00" calcext:value-type="date">
            <text:p>11/01/2013 17:28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9:00" calcext:value-type="date">
            <text:p>11/01/2013 17:29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5:00" calcext:value-type="date">
            <text:p>11/01/2013 17:25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6:00" calcext:value-type="date">
            <text:p>11/01/2013 17:26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7:00" calcext:value-type="date">
            <text:p>11/01/2013 17:27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8:00" calcext:value-type="date">
            <text:p>11/01/2013 17:28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9:00" calcext:value-type="date">
            <text:p>11/01/2013 17:29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0:00" calcext:value-type="date">
            <text:p>11/01/2013 17:30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1:00" calcext:value-type="date">
            <text:p>11/01/2013 17:31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2:00" calcext:value-type="date">
            <text:p>11/01/2013 17:32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3:00" calcext:value-type="date">
            <text:p>11/01/2013 17:33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4:00" calcext:value-type="date">
            <text:p>11/01/2013 17:34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0:00" calcext:value-type="date">
            <text:p>11/01/2013 17:30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1:00" calcext:value-type="date">
            <text:p>11/01/2013 17:31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2:00" calcext:value-type="date">
            <text:p>11/01/2013 17:32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3:00" calcext:value-type="date">
            <text:p>11/01/2013 17:33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4:00" calcext:value-type="date">
            <text:p>11/01/2013 17:34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5:00" calcext:value-type="date">
            <text:p>11/01/2013 17:35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6:00" calcext:value-type="date">
            <text:p>11/01/2013 17:36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7:00" calcext:value-type="date">
            <text:p>11/01/2013 17:37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8:00" calcext:value-type="date">
            <text:p>11/01/2013 17:38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9:00" calcext:value-type="date">
            <text:p>11/01/2013 17:39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5:00" calcext:value-type="date">
            <text:p>11/01/2013 17:35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6:00" calcext:value-type="date">
            <text:p>11/01/2013 17:36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7:00" calcext:value-type="date">
            <text:p>11/01/2013 17:37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8:00" calcext:value-type="date">
            <text:p>11/01/2013 17:38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9:00" calcext:value-type="date">
            <text:p>11/01/2013 17:39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0:00" calcext:value-type="date">
            <text:p>11/01/2013 17:10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1:00" calcext:value-type="date">
            <text:p>11/01/2013 17:11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2:00" calcext:value-type="date">
            <text:p>11/01/2013 17:12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3:00" calcext:value-type="date">
            <text:p>11/01/2013 17:13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4:00" calcext:value-type="date">
            <text:p>11/01/2013 17:14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0:00" calcext:value-type="date">
            <text:p>11/01/2013 17:10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1:00" calcext:value-type="date">
            <text:p>11/01/2013 17:11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2:00" calcext:value-type="date">
            <text:p>11/01/2013 17:12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3:00" calcext:value-type="date">
            <text:p>11/01/2013 17:13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4:00" calcext:value-type="date">
            <text:p>11/01/2013 17:14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5:00" calcext:value-type="date">
            <text:p>11/01/2013 17:15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6:00" calcext:value-type="date">
            <text:p>11/01/2013 17:16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7:00" calcext:value-type="date">
            <text:p>11/01/2013 17:17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8:00" calcext:value-type="date">
            <text:p>11/01/2013 17:18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9:00" calcext:value-type="date">
            <text:p>11/01/2013 17:19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5:00" calcext:value-type="date">
            <text:p>11/01/2013 17:15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6:00" calcext:value-type="date">
            <text:p>11/01/2013 17:16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7:00" calcext:value-type="date">
            <text:p>11/01/2013 17:17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8:00" calcext:value-type="date">
            <text:p>11/01/2013 17:18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9:00" calcext:value-type="date">
            <text:p>11/01/2013 17:19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0:00" calcext:value-type="date">
            <text:p>11/01/2013 17:20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1:00" calcext:value-type="date">
            <text:p>11/01/2013 17:21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2:00" calcext:value-type="date">
            <text:p>11/01/2013 17:22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3:00" calcext:value-type="date">
            <text:p>11/01/2013 17:23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4:00" calcext:value-type="date">
            <text:p>11/01/2013 17:24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0:00" calcext:value-type="date">
            <text:p>11/01/2013 17:20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1:00" calcext:value-type="date">
            <text:p>11/01/2013 17:21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2:00" calcext:value-type="date">
            <text:p>11/01/2013 17:22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3:00" calcext:value-type="date">
            <text:p>11/01/2013 17:23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4:00" calcext:value-type="date">
            <text:p>11/01/2013 17:24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5:00" calcext:value-type="date">
            <text:p>11/01/2013 17:25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6:00" calcext:value-type="date">
            <text:p>11/01/2013 17:26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7:00" calcext:value-type="date">
            <text:p>11/01/2013 17:27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8:00" calcext:value-type="date">
            <text:p>11/01/2013 17:28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9:00" calcext:value-type="date">
            <text:p>11/01/2013 17:29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5:00" calcext:value-type="date">
            <text:p>11/01/2013 17:25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6:00" calcext:value-type="date">
            <text:p>11/01/2013 17:26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7:00" calcext:value-type="date">
            <text:p>11/01/2013 17:27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8:00" calcext:value-type="date">
            <text:p>11/01/2013 17:28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9:00" calcext:value-type="date">
            <text:p>11/01/2013 17:29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0:00" calcext:value-type="date">
            <text:p>11/01/2013 17:30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1:00" calcext:value-type="date">
            <text:p>11/01/2013 17:31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2:00" calcext:value-type="date">
            <text:p>11/01/2013 17:32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3:00" calcext:value-type="date">
            <text:p>11/01/2013 17:33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4:00" calcext:value-type="date">
            <text:p>11/01/2013 17:34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0:00" calcext:value-type="date">
            <text:p>11/01/2013 17:30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1:00" calcext:value-type="date">
            <text:p>11/01/2013 17:31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2:00" calcext:value-type="date">
            <text:p>11/01/2013 17:32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3:00" calcext:value-type="date">
            <text:p>11/01/2013 17:33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4:00" calcext:value-type="date">
            <text:p>11/01/2013 17:34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5:00" calcext:value-type="date">
            <text:p>11/01/2013 17:35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6:00" calcext:value-type="date">
            <text:p>11/01/2013 17:36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7:00" calcext:value-type="date">
            <text:p>11/01/2013 17:37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8:00" calcext:value-type="date">
            <text:p>11/01/2013 17:38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9:00" calcext:value-type="date">
            <text:p>11/01/2013 17:39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5:00" calcext:value-type="date">
            <text:p>11/01/2013 17:35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6:00" calcext:value-type="date">
            <text:p>11/01/2013 17:36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7:00" calcext:value-type="date">
            <text:p>11/01/2013 17:37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8:00" calcext:value-type="date">
            <text:p>11/01/2013 17:38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9:00" calcext:value-type="date">
            <text:p>11/01/2013 17:39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5:00" calcext:value-type="date">
            <text:p>11/01/2013 17:15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6:00" calcext:value-type="date">
            <text:p>11/01/2013 17:16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7:00" calcext:value-type="date">
            <text:p>11/01/2013 17:17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8:00" calcext:value-type="date">
            <text:p>11/01/2013 17:18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9:00" calcext:value-type="date">
            <text:p>11/01/2013 17:19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5:00" calcext:value-type="date">
            <text:p>11/01/2013 17:15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6:00" calcext:value-type="date">
            <text:p>11/01/2013 17:16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7:00" calcext:value-type="date">
            <text:p>11/01/2013 17:17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8:00" calcext:value-type="date">
            <text:p>11/01/2013 17:18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9:00" calcext:value-type="date">
            <text:p>11/01/2013 17:19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0:00" calcext:value-type="date">
            <text:p>11/01/2013 17:20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1:00" calcext:value-type="date">
            <text:p>11/01/2013 17:21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2:00" calcext:value-type="date">
            <text:p>11/01/2013 17:22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3:00" calcext:value-type="date">
            <text:p>11/01/2013 17:23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4:00" calcext:value-type="date">
            <text:p>11/01/2013 17:24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0:00" calcext:value-type="date">
            <text:p>11/01/2013 17:20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1:00" calcext:value-type="date">
            <text:p>11/01/2013 17:21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2:00" calcext:value-type="date">
            <text:p>11/01/2013 17:22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3:00" calcext:value-type="date">
            <text:p>11/01/2013 17:23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4:00" calcext:value-type="date">
            <text:p>11/01/2013 17:24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5:00" calcext:value-type="date">
            <text:p>11/01/2013 17:25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6:00" calcext:value-type="date">
            <text:p>11/01/2013 17:26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7:00" calcext:value-type="date">
            <text:p>11/01/2013 17:27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8:00" calcext:value-type="date">
            <text:p>11/01/2013 17:28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9:00" calcext:value-type="date">
            <text:p>11/01/2013 17:29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5:00" calcext:value-type="date">
            <text:p>11/01/2013 17:25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6:00" calcext:value-type="date">
            <text:p>11/01/2013 17:26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7:00" calcext:value-type="date">
            <text:p>11/01/2013 17:27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8:00" calcext:value-type="date">
            <text:p>11/01/2013 17:28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9:00" calcext:value-type="date">
            <text:p>11/01/2013 17:29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0:00" calcext:value-type="date">
            <text:p>11/01/2013 17:30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1:00" calcext:value-type="date">
            <text:p>11/01/2013 17:31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2:00" calcext:value-type="date">
            <text:p>11/01/2013 17:32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3:00" calcext:value-type="date">
            <text:p>11/01/2013 17:33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4:00" calcext:value-type="date">
            <text:p>11/01/2013 17:34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0:00" calcext:value-type="date">
            <text:p>11/01/2013 17:30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1:00" calcext:value-type="date">
            <text:p>11/01/2013 17:31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2:00" calcext:value-type="date">
            <text:p>11/01/2013 17:32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3:00" calcext:value-type="date">
            <text:p>11/01/2013 17:33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4:00" calcext:value-type="date">
            <text:p>11/01/2013 17:34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5:00" calcext:value-type="date">
            <text:p>11/01/2013 17:35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6:00" calcext:value-type="date">
            <text:p>11/01/2013 17:36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7:00" calcext:value-type="date">
            <text:p>11/01/2013 17:37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8:00" calcext:value-type="date">
            <text:p>11/01/2013 17:38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9:00" calcext:value-type="date">
            <text:p>11/01/2013 17:39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5:00" calcext:value-type="date">
            <text:p>11/01/2013 17:35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6:00" calcext:value-type="date">
            <text:p>11/01/2013 17:36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7:00" calcext:value-type="date">
            <text:p>11/01/2013 17:37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8:00" calcext:value-type="date">
            <text:p>11/01/2013 17:38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9:00" calcext:value-type="date">
            <text:p>11/01/2013 17:39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3842" calcext:value-type="float">
            <text:p>3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1B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5:00" calcext:value-type="date">
            <text:p>11/01/2013 17:15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6:00" calcext:value-type="date">
            <text:p>11/01/2013 17:16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7:00" calcext:value-type="date">
            <text:p>11/01/2013 17:17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8:00" calcext:value-type="date">
            <text:p>11/01/2013 17:18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9:00" calcext:value-type="date">
            <text:p>11/01/2013 17:19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5:00" calcext:value-type="date">
            <text:p>11/01/2013 17:15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6:00" calcext:value-type="date">
            <text:p>11/01/2013 17:16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7:00" calcext:value-type="date">
            <text:p>11/01/2013 17:17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8:00" calcext:value-type="date">
            <text:p>11/01/2013 17:18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19:00" calcext:value-type="date">
            <text:p>11/01/2013 17:19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0:00" calcext:value-type="date">
            <text:p>11/01/2013 17:20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1:00" calcext:value-type="date">
            <text:p>11/01/2013 17:21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2:00" calcext:value-type="date">
            <text:p>11/01/2013 17:22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3:00" calcext:value-type="date">
            <text:p>11/01/2013 17:23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4:00" calcext:value-type="date">
            <text:p>11/01/2013 17:24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0:00" calcext:value-type="date">
            <text:p>11/01/2013 17:20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1:00" calcext:value-type="date">
            <text:p>11/01/2013 17:21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2:00" calcext:value-type="date">
            <text:p>11/01/2013 17:22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3:00" calcext:value-type="date">
            <text:p>11/01/2013 17:23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4:00" calcext:value-type="date">
            <text:p>11/01/2013 17:24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5:00" calcext:value-type="date">
            <text:p>11/01/2013 17:25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6:00" calcext:value-type="date">
            <text:p>11/01/2013 17:26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7:00" calcext:value-type="date">
            <text:p>11/01/2013 17:27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8:00" calcext:value-type="date">
            <text:p>11/01/2013 17:28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9:00" calcext:value-type="date">
            <text:p>11/01/2013 17:29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5:00" calcext:value-type="date">
            <text:p>11/01/2013 17:25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6:00" calcext:value-type="date">
            <text:p>11/01/2013 17:26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7:00" calcext:value-type="date">
            <text:p>11/01/2013 17:27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8:00" calcext:value-type="date">
            <text:p>11/01/2013 17:28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29:00" calcext:value-type="date">
            <text:p>11/01/2013 17:29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0:00" calcext:value-type="date">
            <text:p>11/01/2013 17:30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1:00" calcext:value-type="date">
            <text:p>11/01/2013 17:31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2:00" calcext:value-type="date">
            <text:p>11/01/2013 17:32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3:00" calcext:value-type="date">
            <text:p>11/01/2013 17:33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4:00" calcext:value-type="date">
            <text:p>11/01/2013 17:34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0:00" calcext:value-type="date">
            <text:p>11/01/2013 17:30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1:00" calcext:value-type="date">
            <text:p>11/01/2013 17:31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2:00" calcext:value-type="date">
            <text:p>11/01/2013 17:32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153" calcext:value-type="float">
            <text:p>33000153</text:p>
          </table:table-cell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3:00" calcext:value-type="date">
            <text:p>11/01/2013 17:33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33000253" calcext:value-type="float">
            <text:p>3300025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3-01-11T17:34:00" calcext:value-type="date">
            <text:p>11/01/2013 17:34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(null)</text:p>
          </table:table-cell>
          <table:table-cell office:value-type="float" office:value="21060800" calcext:value-type="float">
            <text:p>21060800</text:p>
          </table:table-cell>
          <table:table-cell office:value-type="float" office:value="344" calcext:value-type="float">
            <text:p>344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12A</text:p>
          </table:table-cell>
          <table:table-cell table:number-columns-repeated="1010"/>
        </table:table-row>
        <table:table-row table:style-name="ro2" table:number-rows-repeated="1047574">
          <table:table-cell table:number-columns-repeated="1020"/>
        </table:table-row>
        <table:table-row table:style-name="ro2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0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IE">
      <number:day number:style="long"/>
      <number:text>-</number:text>
      <number:month number:textual="true"/>
    </number:date-style>
    <number:date-style style:name="N10112" number:language="en" number:country="IE">
      <number:month number:textual="true"/>
      <number:text>-</number:text>
      <number:year/>
    </number:date-style>
    <number:time-style style:name="N10113" number:language="en" number:country="IE">
      <number:hours/>
      <number:text>:</number:text>
      <number:minutes number:style="long"/>
      <number:text> </number:text>
      <number:am-pm/>
    </number:time-style>
    <number:time-style style:name="N10114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IE">
      <number:text>€</number:text>
      <number:number number:decimal-places="0" number:min-integer-digits="1" number:grouping="true"/>
    </number:number-style>
    <number:number-style style:name="N10116" number:language="en" number:country="IE">
      <number:text>-€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IE">
      <number:text>€</number:text>
      <number:number number:decimal-places="0" number:min-integer-digits="1" number:grouping="true"/>
    </number:number-style>
    <number:number-style style:name="N10117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IE">
      <number:text>€</number:text>
      <number:number number:decimal-places="2" number:min-integer-digits="1" number:grouping="true"/>
    </number:number-style>
    <number:number-style style:name="N10118" number:language="en" number:country="IE">
      <number:text>-€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2" number:min-integer-digits="1" number:grouping="true"/>
    </number:number-style>
    <number:number-style style:name="N10119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0119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20:44:34.142235647</meta:creation-date>
    <dc:date>2015-02-22T20:45:18.283096438</dc:date>
    <meta:editing-duration>P0D</meta:editing-duration>
    <meta:editing-cycles>1</meta:editing-cycles>
    <meta:document-statistic meta:table-count="1" meta:cell-count="2010" meta:object-count="0"/>
    <meta:generator>LibreOffice/4.2.7.2$Linux_x86 LibreOffice_project/420m0$Build-2</meta:generator>
  </office:meta>
</office:document-meta>
</file>